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e40d" officeooo:paragraph-rsid="0017e40d"/>
    </style:style>
    <style:style style:name="P2" style:family="paragraph" style:parent-style-name="Standard">
      <style:text-properties officeooo:rsid="00186b93" officeooo:paragraph-rsid="00186b93"/>
    </style:style>
    <style:style style:name="P3" style:family="paragraph" style:parent-style-name="Standard">
      <style:text-properties officeooo:rsid="0019b36b" officeooo:paragraph-rsid="0019b36b"/>
    </style:style>
    <style:style style:name="P4" style:family="paragraph" style:parent-style-name="Standard">
      <style:text-properties officeooo:rsid="001b39c8" officeooo:paragraph-rsid="001b39c8"/>
    </style:style>
    <style:style style:name="T1" style:family="text">
      <style:text-properties officeooo:rsid="001834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inframe</text:p>
      <text:p text:style-name="P1">conjunto de ordenadores que trabajan en comun, gran capacidad de procesamiento pero no tanto como un superordenador. Aunque son mas baratos. Los usan principalmente las empresas</text:p>
      <text:p text:style-name="P1"/>
      <text:p text:style-name="P1">Servidor</text:p>
      <text:p text:style-name="P1">menor capacidad de almacenamiento y procesmaiento que un mainframe, pero mas barato. Pensado para empresas mas pequenas. En este caso es un unico ordenador</text:p>
      <text:p text:style-name="P1"/>
      <text:p text:style-name="P1">Workstation</text:p>
      <text:p text:style-name="P1">ordenadores de gran potencia destinado para un solo usuario. Mejores componentes que un ordenador normal ya que tiene un fin en concreto (como editar video, ingeneria)</text:p>
      <text:p text:style-name="P1"/>
      <text:p text:style-name="P1">Ordenador personal (PC)</text:p>
      <text:p text:style-name="P1">ordenador de proposito general, accesible para cualquier usuario. <text:span text:style-name="T1">Tipos de PC</text:span></text:p>
      <text:p text:style-name="P1"><text:tab/><text:span text:style-name="T1">Portatiles: PC que se pueden transportar con facilidad y tienen autonomia propia a traves de <text:tab/>una bateria</text:span></text:p>
      <text:p text:style-name="P1"><text:tab/><text:span text:style-name="T1">Notebook: mas ligerio que un portatil destinado a tareas sencillas</text:span></text:p>
      <text:p text:style-name="P1"><text:tab/><text:span text:style-name="T1">Tablet: ordenador sin teclado pero con una pantalla tactil para interactuar con el</text:span></text:p>
      <text:p text:style-name="P1"><text:tab/><text:span text:style-name="T1">Smartphone: telefono con las caracteristicas de un PC</text:span></text:p>
      <text:p text:style-name="P1"/>
      <text:p text:style-name="P1"/>
      <text:p text:style-name="P2">Arquitectura de Von NEUMAN</text:p>
      <text:p text:style-name="P2"/>
      <text:p text:style-name="P2">Basado en componentes que se interconectan a traves de un bus como canal de comunicaion:</text:p>
      <text:p text:style-name="P2"><text:tab/>CPU</text:p>
      <text:p text:style-name="P2"><text:tab/>Memoria Principal</text:p>
      <text:p text:style-name="P2"><text:tab/>Entrada/Salida</text:p>
      <text:p text:style-name="P2"/>
      <text:p text:style-name="P2">CPU</text:p>
      <text:p text:style-name="P3">componente que le da la capacidad de proceso a un ordenador. El procesador es lo que hace diferentes los aparatos electronicos de un ordenador.</text:p>
      <text:p text:style-name="P3">A traves de el pasan todas las instrucciones que ejecuta el ordenador</text:p>
      <text:p text:style-name="P3">Para que un programa sea ejecutado, este se tiene que cargar en memoria primero, desde donde se leen una a una cada una de las instrucciones que forman este programa. Desde la CPU se llama a cada una de las partes necesarias para que se complete dicha accion.</text:p>
      <text:p text:style-name="P4">La CPU esta formada por un procesador y un conjunto de registros de memoria.</text:p>
      <text:p text:style-name="P4"><text:tab/>El procesador es el elemento encargado de controlar y ejecutar las operaciones</text:p>
      <text:p text:style-name="P4"><text:tab/><text:tab/>Unitat de control</text:p>
      <text:p text:style-name="P4"><text:tab/><text:tab/>Unidad aritmetico-logica</text:p>
      <text:p text:style-name="P4"><text:tab/><text:tab/>Memoria propia</text:p>
      <text:p text:style-name="P4"><text:tab/></text:p>
      <text:p text:style-name="P4">Unidad de control: ejecutar los programas, controlando su secuencia. </text:p>
      <text:p text:style-name="P4"><text:tab/>Recoje la informacion para interpretarla y procesarla</text:p>
      <text:p text:style-name="P4"><text:tab/>Lleva a la memoria interna (RAM) las instruciones necesria para ejecutar el programa</text:p>
      <text:p text:style-name="P4"><text:tab/>Interpreta y ejecuta las ordenes en 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6T08:11:59.839593274</meta:creation-date>
    <meta:generator>LibreOffice/6.4.7.2$Linux_X86_64 LibreOffice_project/40$Build-2</meta:generator>
    <dc:date>2021-11-26T08:57:43.083147011</dc:date>
    <meta:editing-duration>PT23M35S</meta:editing-duration>
    <meta:editing-cycles>3</meta:editing-cycles>
    <meta:document-statistic meta:table-count="0" meta:image-count="0" meta:object-count="0" meta:page-count="1" meta:paragraph-count="31" meta:word-count="317" meta:character-count="2024" meta:non-whitespace-character-count="1716"/>
  </office:meta>
</office:document-meta>
</file>